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paragraph-properties fo:margin-top="0in" fo:margin-bottom="0in" fo:padding="0.0193in" fo:border="0.0008in solid #d9d9e3"/>
    </style:style>
    <style:style style:name="P3" style:family="paragraph" style:parent-style-name="Text_20_body" style:list-style-name="L2">
      <style:paragraph-properties fo:margin-top="0in" fo:margin-bottom="0in" fo:padding="0.0193in" fo:border="0.0008in solid #d9d9e3"/>
    </style:style>
    <style:style style:name="P4" style:family="paragraph" style:parent-style-name="Text_20_body" style:list-style-name="L3">
      <style:paragraph-properties fo:margin-top="0in" fo:margin-bottom="0in" fo:padding="0.0193in" fo:border="0.0008in solid #d9d9e3"/>
    </style:style>
    <style:style style:name="P5" style:family="paragraph" style:parent-style-name="Text_20_body" style:list-style-name="L4">
      <style:paragraph-properties fo:margin-top="0in" fo:margin-bottom="0in" fo:padding="0.0193in" fo:border="0.0008in solid #d9d9e3"/>
    </style:style>
    <style:style style:name="P6" style:family="paragraph" style:parent-style-name="Text_20_body" style:list-style-name="L5">
      <style:paragraph-properties fo:margin-top="0in" fo:margin-bottom="0in" fo:padding="0.0193in" fo:border="0.0008in solid #d9d9e3"/>
    </style:style>
    <style:style style:name="P7" style:family="paragraph" style:parent-style-name="Text_20_body" style:list-style-name="L8">
      <style:paragraph-properties fo:margin-top="0in" fo:margin-bottom="0in" fo:padding="0.0193in" fo:border="0.0008in solid #d9d9e3"/>
    </style:style>
    <style:style style:name="P8" style:family="paragraph" style:parent-style-name="Text_20_body" style:list-style-name="L9">
      <style:paragraph-properties fo:margin-top="0in" fo:margin-bottom="0in" fo:padding="0.0193in" fo:border="0.0008in solid #d9d9e3"/>
    </style:style>
    <style:style style:name="P9" style:family="paragraph" style:parent-style-name="Text_20_body" style:list-style-name="L10">
      <style:paragraph-properties fo:margin-top="0in" fo:margin-bottom="0in" fo:padding="0.0193in" fo:border="0.0008in solid #d9d9e3"/>
    </style:style>
    <style:style style:name="P10" style:family="paragraph" style:parent-style-name="Text_20_body" style:list-style-name="L11">
      <style:paragraph-properties fo:margin-top="0in" fo:margin-bottom="0in" fo:padding="0.0193in" fo:border="0.0008in solid #d9d9e3"/>
    </style:style>
    <style:style style:name="P11" style:family="paragraph" style:parent-style-name="Text_20_body" style:list-style-name="L12">
      <style:paragraph-properties fo:margin-top="0in" fo:margin-bottom="0in" fo:padding="0.0193in" fo:border="0.0008in solid #d9d9e3"/>
    </style:style>
    <style:style style:name="P12" style:family="paragraph" style:parent-style-name="Text_20_body" style:list-style-name="L14">
      <style:paragraph-properties fo:margin-top="0in" fo:margin-bottom="0in" fo:padding="0.0193in" fo:border="0.0008in solid #d9d9e3"/>
    </style:style>
    <style:style style:name="P13" style:family="paragraph" style:parent-style-name="Text_20_body" style:list-style-name="L15">
      <style:paragraph-properties fo:margin-top="0in" fo:margin-bottom="0in" fo:padding="0.0193in" fo:border="0.0008in solid #d9d9e3"/>
    </style:style>
    <style:style style:name="P14" style:family="paragraph" style:parent-style-name="Text_20_body" style:list-style-name="L16">
      <style:paragraph-properties fo:margin-top="0in" fo:margin-bottom="0in" fo:padding="0.0193in" fo:border="0.0008in solid #d9d9e3"/>
    </style:style>
    <style:style style:name="P15" style:family="paragraph" style:parent-style-name="Text_20_body" style:list-style-name="L17">
      <style:paragraph-properties fo:margin-top="0in" fo:margin-bottom="0in" fo:padding="0.0193in" fo:border="0.0008in solid #d9d9e3"/>
    </style:style>
    <style:style style:name="P16" style:family="paragraph" style:parent-style-name="Text_20_body" style:list-style-name="L18">
      <style:paragraph-properties fo:margin-top="0in" fo:margin-bottom="0in" fo:padding="0.0193in" fo:border="0.0008in solid #d9d9e3"/>
    </style:style>
    <style:style style:name="P17" style:family="paragraph" style:parent-style-name="Text_20_body" style:list-style-name="L19">
      <style:paragraph-properties fo:margin-top="0in" fo:margin-bottom="0in" fo:padding="0.0193in" fo:border="0.0008in solid #d9d9e3"/>
    </style:style>
    <style:style style:name="P18" style:family="paragraph" style:parent-style-name="Text_20_body" style:list-style-name="L21">
      <style:paragraph-properties fo:margin-top="0in" fo:margin-bottom="0in" fo:padding="0.0193in" fo:border="0.0008in solid #d9d9e3"/>
    </style:style>
    <style:style style:name="P19" style:family="paragraph" style:parent-style-name="Text_20_body" style:list-style-name="L22">
      <style:paragraph-properties fo:margin-top="0in" fo:margin-bottom="0in" fo:padding="0.0193in" fo:border="0.0008in solid #d9d9e3"/>
    </style:style>
    <style:style style:name="P20" style:family="paragraph" style:parent-style-name="Text_20_body" style:list-style-name="L23">
      <style:paragraph-properties fo:margin-top="0in" fo:margin-bottom="0in" fo:padding="0.0193in" fo:border="0.0008in solid #d9d9e3"/>
    </style:style>
    <style:style style:name="P21" style:family="paragraph" style:parent-style-name="Text_20_body" style:list-style-name="L24">
      <style:paragraph-properties fo:margin-top="0in" fo:margin-bottom="0in" fo:padding="0.0193in" fo:border="0.0008in solid #d9d9e3"/>
    </style:style>
    <style:style style:name="P22" style:family="paragraph" style:parent-style-name="Text_20_body" style:list-style-name="L25">
      <style:paragraph-properties fo:margin-top="0in" fo:margin-bottom="0in" fo:padding="0.0193in" fo:border="0.0008in solid #d9d9e3"/>
    </style:style>
    <style:style style:name="P23" style:family="paragraph" style:parent-style-name="Text_20_body" style:list-style-name="L26">
      <style:paragraph-properties fo:margin-top="0in" fo:margin-bottom="0in" fo:padding="0.0193in" fo:border="0.0008in solid #d9d9e3"/>
    </style:style>
    <style:style style:name="P24" style:family="paragraph" style:parent-style-name="Text_20_body" style:list-style-name="L28">
      <style:paragraph-properties fo:margin-top="0in" fo:margin-bottom="0in" fo:padding="0.0193in" fo:border="0.0008in solid #d9d9e3"/>
    </style:style>
    <style:style style:name="P25" style:family="paragraph" style:parent-style-name="Text_20_body">
      <style:paragraph-properties fo:margin-top="0in" fo:margin-bottom="0in" style:border-line-width-bottom="0.0346in 0.0138in 0.0138in" fo:padding="0.0291in" fo:border-left="none" fo:border-right="none" fo:border-top="none" fo:border-bottom="0.0622in double #000000" style:join-border="false"/>
    </style:style>
    <style:style style:name="P26" style:family="paragraph" style:parent-style-name="Text_20_body">
      <style:paragraph-properties fo:padding="0.0193in" fo:border="0.0008in solid #d9d9e3"/>
    </style:style>
    <style:style style:name="P27" style:family="paragraph" style:parent-style-name="Text_20_body" style:list-style-name="L1">
      <style:paragraph-properties fo:padding="0.0193in" fo:border="0.0008in solid #d9d9e3"/>
    </style:style>
    <style:style style:name="P28" style:family="paragraph" style:parent-style-name="Text_20_body" style:list-style-name="L2">
      <style:paragraph-properties fo:padding="0.0193in" fo:border="0.0008in solid #d9d9e3"/>
    </style:style>
    <style:style style:name="P29" style:family="paragraph" style:parent-style-name="Text_20_body" style:list-style-name="L3">
      <style:paragraph-properties fo:padding="0.0193in" fo:border="0.0008in solid #d9d9e3"/>
    </style:style>
    <style:style style:name="P30" style:family="paragraph" style:parent-style-name="Text_20_body" style:list-style-name="L4">
      <style:paragraph-properties fo:padding="0.0193in" fo:border="0.0008in solid #d9d9e3"/>
    </style:style>
    <style:style style:name="P31" style:family="paragraph" style:parent-style-name="Text_20_body" style:list-style-name="L5">
      <style:paragraph-properties fo:padding="0.0193in" fo:border="0.0008in solid #d9d9e3"/>
    </style:style>
    <style:style style:name="P32" style:family="paragraph" style:parent-style-name="Text_20_body" style:list-style-name="L6">
      <style:paragraph-properties fo:padding="0.0193in" fo:border="0.0008in solid #d9d9e3"/>
    </style:style>
    <style:style style:name="P33" style:family="paragraph" style:parent-style-name="Text_20_body" style:list-style-name="L7">
      <style:paragraph-properties fo:padding="0.0193in" fo:border="0.0008in solid #d9d9e3"/>
    </style:style>
    <style:style style:name="P34" style:family="paragraph" style:parent-style-name="Text_20_body" style:list-style-name="L8">
      <style:paragraph-properties fo:padding="0.0193in" fo:border="0.0008in solid #d9d9e3"/>
    </style:style>
    <style:style style:name="P35" style:family="paragraph" style:parent-style-name="Text_20_body" style:list-style-name="L9">
      <style:paragraph-properties fo:padding="0.0193in" fo:border="0.0008in solid #d9d9e3"/>
    </style:style>
    <style:style style:name="P36" style:family="paragraph" style:parent-style-name="Text_20_body" style:list-style-name="L10">
      <style:paragraph-properties fo:padding="0.0193in" fo:border="0.0008in solid #d9d9e3"/>
    </style:style>
    <style:style style:name="P37" style:family="paragraph" style:parent-style-name="Text_20_body" style:list-style-name="L11">
      <style:paragraph-properties fo:padding="0.0193in" fo:border="0.0008in solid #d9d9e3"/>
    </style:style>
    <style:style style:name="P38" style:family="paragraph" style:parent-style-name="Text_20_body" style:list-style-name="L12">
      <style:paragraph-properties fo:padding="0.0193in" fo:border="0.0008in solid #d9d9e3"/>
    </style:style>
    <style:style style:name="P39" style:family="paragraph" style:parent-style-name="Text_20_body" style:list-style-name="L13">
      <style:paragraph-properties fo:padding="0.0193in" fo:border="0.0008in solid #d9d9e3"/>
    </style:style>
    <style:style style:name="P40" style:family="paragraph" style:parent-style-name="Text_20_body" style:list-style-name="L14">
      <style:paragraph-properties fo:padding="0.0193in" fo:border="0.0008in solid #d9d9e3"/>
    </style:style>
    <style:style style:name="P41" style:family="paragraph" style:parent-style-name="Text_20_body" style:list-style-name="L15">
      <style:paragraph-properties fo:padding="0.0193in" fo:border="0.0008in solid #d9d9e3"/>
    </style:style>
    <style:style style:name="P42" style:family="paragraph" style:parent-style-name="Text_20_body" style:list-style-name="L16">
      <style:paragraph-properties fo:padding="0.0193in" fo:border="0.0008in solid #d9d9e3"/>
    </style:style>
    <style:style style:name="P43" style:family="paragraph" style:parent-style-name="Text_20_body" style:list-style-name="L17">
      <style:paragraph-properties fo:padding="0.0193in" fo:border="0.0008in solid #d9d9e3"/>
    </style:style>
    <style:style style:name="P44" style:family="paragraph" style:parent-style-name="Text_20_body" style:list-style-name="L18">
      <style:paragraph-properties fo:padding="0.0193in" fo:border="0.0008in solid #d9d9e3"/>
    </style:style>
    <style:style style:name="P45" style:family="paragraph" style:parent-style-name="Text_20_body" style:list-style-name="L19">
      <style:paragraph-properties fo:padding="0.0193in" fo:border="0.0008in solid #d9d9e3"/>
    </style:style>
    <style:style style:name="P46" style:family="paragraph" style:parent-style-name="Text_20_body" style:list-style-name="L20">
      <style:paragraph-properties fo:padding="0.0193in" fo:border="0.0008in solid #d9d9e3"/>
    </style:style>
    <style:style style:name="P47" style:family="paragraph" style:parent-style-name="Text_20_body" style:list-style-name="L21">
      <style:paragraph-properties fo:padding="0.0193in" fo:border="0.0008in solid #d9d9e3"/>
    </style:style>
    <style:style style:name="P48" style:family="paragraph" style:parent-style-name="Text_20_body" style:list-style-name="L22">
      <style:paragraph-properties fo:padding="0.0193in" fo:border="0.0008in solid #d9d9e3"/>
    </style:style>
    <style:style style:name="P49" style:family="paragraph" style:parent-style-name="Text_20_body" style:list-style-name="L23">
      <style:paragraph-properties fo:padding="0.0193in" fo:border="0.0008in solid #d9d9e3"/>
    </style:style>
    <style:style style:name="P50" style:family="paragraph" style:parent-style-name="Text_20_body" style:list-style-name="L24">
      <style:paragraph-properties fo:padding="0.0193in" fo:border="0.0008in solid #d9d9e3"/>
    </style:style>
    <style:style style:name="P51" style:family="paragraph" style:parent-style-name="Text_20_body" style:list-style-name="L25">
      <style:paragraph-properties fo:padding="0.0193in" fo:border="0.0008in solid #d9d9e3"/>
    </style:style>
    <style:style style:name="P52" style:family="paragraph" style:parent-style-name="Text_20_body" style:list-style-name="L26">
      <style:paragraph-properties fo:padding="0.0193in" fo:border="0.0008in solid #d9d9e3"/>
    </style:style>
    <style:style style:name="P53" style:family="paragraph" style:parent-style-name="Text_20_body" style:list-style-name="L27">
      <style:paragraph-properties fo:padding="0.0193in" fo:border="0.0008in solid #d9d9e3"/>
    </style:style>
    <style:style style:name="P54" style:family="paragraph" style:parent-style-name="Text_20_body" style:list-style-name="L28">
      <style:paragraph-properties fo:padding="0.0193in" fo:border="0.0008in solid #d9d9e3"/>
    </style:style>
    <style:style style:name="P55" style:family="paragraph" style:parent-style-name="Text_20_body">
      <style:paragraph-properties style:border-line-width-bottom="0.0346in 0.0138in 0.0138in" fo:padding="0.0291in" fo:border-left="none" fo:border-right="none" fo:border-top="none" fo:border-bottom="0.0622in double #000000" style:join-border="false"/>
    </style:style>
    <style:style style:name="P56" style:family="paragraph" style:parent-style-name="Standard">
      <style:paragraph-properties fo:text-align="center" style:justify-single-word="false"/>
    </style:style>
    <style:style style:name="P57" style:family="paragraph" style:parent-style-name="Standard">
      <style:paragraph-properties fo:text-align="start" style:justify-single-word="false"/>
    </style:style>
    <style:style style:name="P58"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59" style:family="paragraph" style:parent-style-name="Standard">
      <style:paragraph-properties fo:margin-left="0.5in" fo:margin-right="0in" fo:text-indent="0in" style:auto-text-indent="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Personas for Stakeholder profile </text:p>
      <text:p text:style-name="P56"/>
      <text:p text:style-name="P57"/>
      <text:p text:style-name="P57"/>
      <text:p text:style-name="P1"><text:span text:style-name="Strong_20_Emphasis">Name:</text:span> Alex</text:p>
      <text:p text:style-name="P26"><text:span text:style-name="Strong_20_Emphasis">Demographics:</text:span></text:p>
      <text:list xml:id="list4718125421208730446" text:style-name="L1">
        <text:list-item>
          <text:p text:style-name="P2">Age: 16</text:p>
        </text:list-item>
        <text:list-item>
          <text:p text:style-name="P2">Gender: Male</text:p>
        </text:list-item>
        <text:list-item>
          <text:p text:style-name="P27">Occupation: Student</text:p>
        </text:list-item>
      </text:list>
      <text:p text:style-name="P26"><text:span text:style-name="Strong_20_Emphasis">Online Shopping Behavior:</text:span></text:p>
      <text:list xml:id="list4230052913661251730" text:style-name="L2">
        <text:list-item>
          <text:p text:style-name="P3">Preferred E-commerce Website: Amazon</text:p>
        </text:list-item>
        <text:list-item>
          <text:p text:style-name="P3">Unavailable Preferred Payment Method: Venmo</text:p>
        </text:list-item>
        <text:list-item>
          <text:p text:style-name="P3">Importance of Delivery Tracking(1(low)-5(high)): 5</text:p>
        </text:list-item>
        <text:list-item>
          <text:p text:style-name="P3">Appreciation for Website Design/Appearance: Well designed and Functional.</text:p>
        </text:list-item>
        <text:list-item>
          <text:p text:style-name="P3">Importance of Night Mode: 2</text:p>
        </text:list-item>
        <text:list-item>
          <text:p text:style-name="P3">Ease of Finding Desired Products(1-5): 1</text:p>
        </text:list-item>
        <text:list-item>
          <text:p text:style-name="P28">Use of Sort Options: Yes</text:p>
        </text:list-item>
      </text:list>
      <text:p text:style-name="P26"><text:span text:style-name="Strong_20_Emphasis">Specific Preferences:</text:span></text:p>
      <text:list xml:id="list6514585319501218173" text:style-name="L3">
        <text:list-item>
          <text:p text:style-name="P4">Desired Feature: Best Match</text:p>
        </text:list-item>
        <text:list-item>
          <text:p text:style-name="P4">Disliked Feature: The “Keep shopping for…” suggestions tend to be unrelated</text:p>
        </text:list-item>
        <text:list-item>
          <text:p text:style-name="P4">Issues Experienced: Image and product description inaccurate</text:p>
        </text:list-item>
        <text:list-item>
          <text:p text:style-name="P29">Frequency of Pop-ups/Ads (1-5): 3</text:p>
        </text:list-item>
      </text:list>
      <text:p text:style-name="P26"><text:span text:style-name="Strong_20_Emphasis">Customer Support and Resources:</text:span></text:p>
      <text:list xml:id="list1556010067588987855" text:style-name="L4">
        <text:list-item>
          <text:p text:style-name="P5">Accessibility and Responsiveness of Customer Support (1-5): 5</text:p>
        </text:list-item>
        <text:list-item>
          <text:p text:style-name="P5">FAQ Section (1-5): 5</text:p>
        </text:list-item>
        <text:list-item>
          <text:p text:style-name="P5">Integration with Analytics Tools (1-5): 3</text:p>
        </text:list-item>
        <text:list-item>
          <text:p text:style-name="P30">Indication of Out-of-Stock Items (1-5): 5</text:p>
        </text:list-item>
      </text:list>
      <text:p text:style-name="P26"><text:span text:style-name="Strong_20_Emphasis">Shopping Habits:</text:span></text:p>
      <text:list xml:id="list1102602443733291573" text:style-name="L5">
        <text:list-item>
          <text:p text:style-name="P6">Alex is a tech-savvy individual who frequently shops online.</text:p>
        </text:list-item>
        <text:list-item>
          <text:p text:style-name="P6">He values a seamless shopping experience with quick and reliable delivery.</text:p>
        </text:list-item>
        <text:list-item>
          <text:p text:style-name="P6">He appreciates when websites offer features like night mode for comfortable browsing in low-light conditions.</text:p>
        </text:list-item>
        <text:list-item>
          <text:p text:style-name="P31">Alex is particular about finding his desired products quickly and efficiently, often using sorting options.</text:p>
        </text:list-item>
      </text:list>
      <text:p text:style-name="P26"><text:span text:style-name="Strong_20_Emphasis">Challenges:</text:span></text:p>
      <text:list xml:id="list3296461190846865335" text:style-name="L6">
        <text:list-item>
          <text:p text:style-name="P32">Alex has faced issues with inaccurate product images and descriptions, which can be frustrating for him.</text:p>
        </text:list-item>
      </text:list>
      <text:p text:style-name="P26"><text:span text:style-name="Strong_20_Emphasis">Feedback and Preferences:</text:span></text:p>
      <text:list xml:id="list8388098074861850775" text:style-name="L7">
        <text:list-item>
          <text:p text:style-name="P33"><text:soft-page-break/>He prefers a clean and functional website design and is appreciative of well-designed interfaces.</text:p>
        </text:list-item>
      </text:list>
      <text:p text:style-name="P26"><text:span text:style-name="Strong_20_Emphasis">Overall Summary:</text:span> Alex is a tech-savvy young shopper who places a high value on efficiency and accuracy in his online shopping experience. He appreciates user-friendly interfaces, quick delivery, and easy navigation. However, he has encountered challenges with inaccurate product information, which is an area that could be improved for his satisfaction.</text:p>
      <text:p text:style-name="P26"/>
      <text:p text:style-name="P57"/>
      <text:p text:style-name="P57"/>
      <text:p text:style-name="P57"/>
      <text:p text:style-name="P1"><text:span text:style-name="Strong_20_Emphasis">Name:</text:span> Sarah</text:p>
      <text:p text:style-name="P26"><text:span text:style-name="Strong_20_Emphasis">Demographics:</text:span></text:p>
      <text:list xml:id="list8909376483678608126" text:style-name="L8">
        <text:list-item>
          <text:p text:style-name="P7">Age: 38</text:p>
        </text:list-item>
        <text:list-item>
          <text:p text:style-name="P7">Gender: Female</text:p>
        </text:list-item>
        <text:list-item>
          <text:p text:style-name="P34">Occupation: Environmental Consultant</text:p>
        </text:list-item>
      </text:list>
      <text:p text:style-name="P26"><text:span text:style-name="Strong_20_Emphasis">Online Shopping Behavior:</text:span></text:p>
      <text:list xml:id="list6230368392755635139" text:style-name="L9">
        <text:list-item>
          <text:p text:style-name="P8">Preferred E-commerce Website: Amazon</text:p>
        </text:list-item>
        <text:list-item>
          <text:p text:style-name="P8">Unavailable Preferred Payment Method: Cash app</text:p>
        </text:list-item>
        <text:list-item>
          <text:p text:style-name="P8">Importance of Delivery Tracking: 5</text:p>
        </text:list-item>
        <text:list-item>
          <text:p text:style-name="P8">Option for Eco-friendly Packaging: Yes</text:p>
        </text:list-item>
        <text:list-item>
          <text:p text:style-name="P8">Appreciation for Website Design/Appearance: Ease of searching products</text:p>
        </text:list-item>
        <text:list-item>
          <text:p text:style-name="P8">Importance of Night Mode: 3</text:p>
        </text:list-item>
        <text:list-item>
          <text:p text:style-name="P8">Ease of Finding Desired Products: 1</text:p>
        </text:list-item>
        <text:list-item>
          <text:p text:style-name="P35">Use of Sort Options: Yes</text:p>
        </text:list-item>
      </text:list>
      <text:p text:style-name="P26"><text:span text:style-name="Strong_20_Emphasis">Specific Preferences:</text:span></text:p>
      <text:list xml:id="list7040008720709890980" text:style-name="L10">
        <text:list-item>
          <text:p text:style-name="P9">Desired Feature: Likes their product description</text:p>
        </text:list-item>
        <text:list-item>
          <text:p text:style-name="P9">Disliked Feature: Not having overnight shipping for majority of their products.</text:p>
        </text:list-item>
        <text:list-item>
          <text:p text:style-name="P9">Issues Experienced: No</text:p>
        </text:list-item>
        <text:list-item>
          <text:p text:style-name="P36">Frequency of Pop-ups/Ads (1-5): 2</text:p>
        </text:list-item>
      </text:list>
      <text:p text:style-name="P26"><text:span text:style-name="Strong_20_Emphasis">Customer Support and Resources:</text:span></text:p>
      <text:list xml:id="list6793509906334476723" text:style-name="L11">
        <text:list-item>
          <text:p text:style-name="P10">Accessibility and Responsiveness of Customer Support (1-5): 3</text:p>
        </text:list-item>
        <text:list-item>
          <text:p text:style-name="P10">FAQ Section (1-5): 2</text:p>
        </text:list-item>
        <text:list-item>
          <text:p text:style-name="P10">Integration with Analytics Tools (1-5): 3</text:p>
        </text:list-item>
        <text:list-item>
          <text:p text:style-name="P37">Indication of Out-of-Stock Items (1-5): 4</text:p>
        </text:list-item>
      </text:list>
      <text:p text:style-name="P26"><text:span text:style-name="Strong_20_Emphasis">Shopping Habits:</text:span></text:p>
      <text:list xml:id="list215198312628664434" text:style-name="L12">
        <text:list-item>
          <text:p text:style-name="P11">Sarah is an Eco-conscious shopper who prioritizes sustainable practices.</text:p>
        </text:list-item>
        <text:list-item>
          <text:p text:style-name="P11">She prefers websites that offer Eco-friendly packaging options, showing her commitment to environmental conservation.</text:p>
        </text:list-item>
        <text:list-item>
          <text:p text:style-name="P11">Sarah values a clean and user-friendly interface for easy product searches.</text:p>
        </text:list-item>
        <text:list-item>
          <text:p text:style-name="P38"><text:soft-page-break/>She often uses sorting options to quickly find the specific items she's looking for.</text:p>
        </text:list-item>
      </text:list>
      <text:p text:style-name="P26"><text:span text:style-name="Strong_20_Emphasis">Challenges:</text:span></text:p>
      <text:list xml:id="list934908047101298334" text:style-name="L13">
        <text:list-item>
          <text:p text:style-name="P39">Sarah hasn't encountered any significant issues during her shopping experiences.</text:p>
        </text:list-item>
      </text:list>
      <text:p text:style-name="P26"><text:span text:style-name="Strong_20_Emphasis">Feedback and Preferences:</text:span></text:p>
      <text:list xml:id="list2611305639248495306" text:style-name="L14">
        <text:list-item>
          <text:p text:style-name="P12">She appreciates websites with comprehensive product descriptions, which helps her make informed Eco-conscious choices.</text:p>
        </text:list-item>
        <text:list-item>
          <text:p text:style-name="P40">Sarah wishes for more overnight shipping options, especially for products that align with her Eco-conscious lifestyle.</text:p>
        </text:list-item>
      </text:list>
      <text:p text:style-name="P26"><text:span text:style-name="Strong_20_Emphasis">Overall Summary:</text:span> Sarah is an Eco-conscious shopper who actively seeks out sustainable options. She values websites that offer Eco-friendly packaging choices and prioritize environmental considerations. She appreciates a user-friendly interface for efficient product searches and finds detailed product descriptions helpful. While she hasn't faced major issues, Sarah would appreciate more overnight shipping options for her convenience.</text:p>
      <text:p text:style-name="P55"/>
      <text:p text:style-name="P58">3.</text:p>
      <text:p text:style-name="P57"/>
      <text:p text:style-name="P57"/>
      <text:p text:style-name="P57"/>
      <text:p text:style-name="P1"><text:span text:style-name="Strong_20_Emphasis">Name:</text:span> Linda</text:p>
      <text:p text:style-name="P26"><text:span text:style-name="Strong_20_Emphasis">Demographics:</text:span></text:p>
      <text:list xml:id="list9043209239920125812" text:style-name="L15">
        <text:list-item>
          <text:p text:style-name="P13">Age: 53</text:p>
        </text:list-item>
        <text:list-item>
          <text:p text:style-name="P13">Gender: Female</text:p>
        </text:list-item>
        <text:list-item>
          <text:p text:style-name="P41">Occupation: Office Administrator</text:p>
        </text:list-item>
      </text:list>
      <text:p text:style-name="P26"><text:span text:style-name="Strong_20_Emphasis">Online Shopping Behavior:</text:span></text:p>
      <text:list xml:id="list256261156676776099" text:style-name="L16">
        <text:list-item>
          <text:p text:style-name="P14">Preferred E-commerce Website: Amazon</text:p>
        </text:list-item>
        <text:list-item>
          <text:p text:style-name="P14">Unavailable Preferred Payment Method: Venmo</text:p>
        </text:list-item>
        <text:list-item>
          <text:p text:style-name="P14">Importance of Delivery Tracking: 5</text:p>
        </text:list-item>
        <text:list-item>
          <text:p text:style-name="P14">Option for Eco-friendly Packaging: Yes</text:p>
        </text:list-item>
        <text:list-item>
          <text:p text:style-name="P14">Appreciation for Website Design/Appearance: Tight packing</text:p>
        </text:list-item>
        <text:list-item>
          <text:p text:style-name="P14">Importance of Night Mode: 3</text:p>
        </text:list-item>
        <text:list-item>
          <text:p text:style-name="P14">Ease of Finding Desired Products: 2</text:p>
        </text:list-item>
        <text:list-item>
          <text:p text:style-name="P42">Use of Sort Options: Yes</text:p>
        </text:list-item>
      </text:list>
      <text:p text:style-name="P26"><text:span text:style-name="Strong_20_Emphasis">Specific Preferences:</text:span></text:p>
      <text:list xml:id="list3217376149706288841" text:style-name="L17">
        <text:list-item>
          <text:p text:style-name="P15">Desired Feature: Sorting</text:p>
        </text:list-item>
        <text:list-item>
          <text:p text:style-name="P15">Disliked Feature: Nothing</text:p>
        </text:list-item>
        <text:list-item>
          <text:p text:style-name="P15">Issues Experienced: No</text:p>
        </text:list-item>
        <text:list-item>
          <text:p text:style-name="P43">Frequency of Pop-ups/Ads (1-5): 3</text:p>
        </text:list-item>
      </text:list>
      <text:p text:style-name="P26"><text:soft-page-break/><text:span text:style-name="Strong_20_Emphasis">Customer Support and Resources:</text:span></text:p>
      <text:list xml:id="list1825598109301859826" text:style-name="L18">
        <text:list-item>
          <text:p text:style-name="P16">Accessibility and Responsiveness of Customer Support (1-5): 3</text:p>
        </text:list-item>
        <text:list-item>
          <text:p text:style-name="P16">FAQ Section (1-5): 4</text:p>
        </text:list-item>
        <text:list-item>
          <text:p text:style-name="P16">Integration with Analytics Tools (1-5): 3</text:p>
        </text:list-item>
        <text:list-item>
          <text:p text:style-name="P44">Indication of Out-of-Stock Items (1-5): 3</text:p>
        </text:list-item>
      </text:list>
      <text:p text:style-name="P26"><text:span text:style-name="Strong_20_Emphasis">Shopping Habits:</text:span></text:p>
      <text:list xml:id="list7000122339436216428" text:style-name="L19">
        <text:list-item>
          <text:p text:style-name="P17">Linda is a budget-conscious shopper who looks for cost-effective options.</text:p>
        </text:list-item>
        <text:list-item>
          <text:p text:style-name="P17">She prefers websites that offer Eco-friendly packaging options, aligning with her concern for the environment.</text:p>
        </text:list-item>
        <text:list-item>
          <text:p text:style-name="P17">Linda appreciates tightly packed shipments to ensure products arrive in good condition.</text:p>
        </text:list-item>
        <text:list-item>
          <text:p text:style-name="P45">She often uses sorting options to narrow down product choices based on price and discounts.</text:p>
        </text:list-item>
      </text:list>
      <text:p text:style-name="P26"><text:span text:style-name="Strong_20_Emphasis">Challenges:</text:span></text:p>
      <text:list xml:id="list8418394070318773473" text:style-name="L20">
        <text:list-item>
          <text:p text:style-name="P46">Linda hasn't encountered any significant issues during her shopping experiences.</text:p>
        </text:list-item>
      </text:list>
      <text:p text:style-name="P26"><text:span text:style-name="Strong_20_Emphasis">Feedback and Preferences:</text:span></text:p>
      <text:list xml:id="list8468390981152218428" text:style-name="L21">
        <text:list-item>
          <text:p text:style-name="P18">She appreciates websites that allow her to sort products by price, helping her find the best deals.</text:p>
        </text:list-item>
        <text:list-item>
          <text:p text:style-name="P47">Linda is satisfied with the overall shopping experience and hasn't identified any disliked features.</text:p>
        </text:list-item>
      </text:list>
      <text:p text:style-name="P26"><text:span text:style-name="Strong_20_Emphasis">Overall Summary:</text:span> Linda is a budget-conscious shopper who values cost-effective options. She looks for websites that offer Eco-friendly packaging and appreciates tightly packed shipments. Linda prefers websites that allow her to sort products by price to find the best deals. She is generally satisfied with her shopping experiences and hasn't encountered any significant issues.</text:p>
      <text:p text:style-name="P26"/>
      <text:p text:style-name="P25"/>
      <text:p text:style-name="P57"/>
      <text:p text:style-name="P57"><text:span text:style-name="T3">4</text:span>.</text:p>
      <text:p text:style-name="P57"/>
      <text:p text:style-name="P57"/>
      <text:p text:style-name="P57"><text:span text:style-name="Strong_20_Emphasis"><text:span text:style-name="T7">Name:</text:span></text:span><text:span text:style-name="T7"> </text:span><text:span text:style-name="T8">James</text:span></text:p>
      <text:p text:style-name="P26"><text:span text:style-name="Strong_20_Emphasis">Demographics:</text:span></text:p>
      <text:list xml:id="list7364823169152538018" text:style-name="L22">
        <text:list-item>
          <text:p text:style-name="P19">Age: 30</text:p>
        </text:list-item>
        <text:list-item>
          <text:p text:style-name="P19">Gender: Male</text:p>
        </text:list-item>
        <text:list-item>
          <text:p text:style-name="P48">Occupation: Software Engineer</text:p>
        </text:list-item>
      </text:list>
      <text:p text:style-name="P26"><text:span text:style-name="Strong_20_Emphasis">Online Shopping Behavior:</text:span></text:p>
      <text:list xml:id="list5924512781774007610" text:style-name="L23">
        <text:list-item>
          <text:p text:style-name="P20">Preferred E-commerce Website: Amazon</text:p>
        </text:list-item>
        <text:list-item>
          <text:p text:style-name="P20">Unavailable Preferred Payment Method: NA</text:p>
        </text:list-item>
        <text:list-item>
          <text:p text:style-name="P20">Importance of Delivery Tracking: 5</text:p>
        </text:list-item>
        <text:list-item>
          <text:p text:style-name="P20">Option for Eco-friendly Packaging: Yes</text:p>
        </text:list-item>
        <text:list-item>
          <text:p text:style-name="P20"><text:soft-page-break/>Appreciation for Website Design/Appearance: Easy to Navigate</text:p>
        </text:list-item>
        <text:list-item>
          <text:p text:style-name="P20">Importance of Night Mode: 3</text:p>
        </text:list-item>
        <text:list-item>
          <text:p text:style-name="P20">Ease of Finding Desired Products: 2</text:p>
        </text:list-item>
        <text:list-item>
          <text:p text:style-name="P49">Use of Sort Options: Yes</text:p>
        </text:list-item>
      </text:list>
      <text:p text:style-name="P26"><text:span text:style-name="Strong_20_Emphasis">Specific Preferences:</text:span></text:p>
      <text:list xml:id="list6039168156770235921" text:style-name="L24">
        <text:list-item>
          <text:p text:style-name="P21">Desired Feature: Augmented Testing</text:p>
        </text:list-item>
        <text:list-item>
          <text:p text:style-name="P21">Disliked Feature: Bit clumsy in appearance</text:p>
        </text:list-item>
        <text:list-item>
          <text:p text:style-name="P21">Issues Experienced: NA</text:p>
        </text:list-item>
        <text:list-item>
          <text:p text:style-name="P50">Frequency of Pop-ups/Ads (1-5): 1</text:p>
        </text:list-item>
      </text:list>
      <text:p text:style-name="P26"><text:span text:style-name="Strong_20_Emphasis">Customer Support and Resources:</text:span></text:p>
      <text:list xml:id="list4874778522018746081" text:style-name="L25">
        <text:list-item>
          <text:p text:style-name="P22">Accessibility and Responsiveness of Customer Support (1-5): 5</text:p>
        </text:list-item>
        <text:list-item>
          <text:p text:style-name="P22">FAQ Section (1-5): 4</text:p>
        </text:list-item>
        <text:list-item>
          <text:p text:style-name="P22">Integration with Analytics Tools (1-5): 3</text:p>
        </text:list-item>
        <text:list-item>
          <text:p text:style-name="P51">Indication of Out-of-Stock Items (1-5): 3</text:p>
        </text:list-item>
      </text:list>
      <text:p text:style-name="P26"><text:span text:style-name="Strong_20_Emphasis">Shopping Habits:</text:span></text:p>
      <text:list xml:id="list9211422419958760684" text:style-name="L26">
        <text:list-item>
          <text:p text:style-name="P23">James is a feature-focused shopper who values specific functionalities and capabilities in products.</text:p>
        </text:list-item>
        <text:list-item>
          <text:p text:style-name="P23">He appreciates websites that offer Eco-friendly packaging options, showing his concern for the environment.</text:p>
        </text:list-item>
        <text:list-item>
          <text:p text:style-name="P23">James finds easy navigation essential in a website's design and appearance.</text:p>
        </text:list-item>
        <text:list-item>
          <text:p text:style-name="P52">He often uses sorting options to refine his product choices based on specific features and testing capabilities.</text:p>
        </text:list-item>
      </text:list>
      <text:p text:style-name="P26"><text:span text:style-name="Strong_20_Emphasis">Challenges:</text:span></text:p>
      <text:list xml:id="list6330716685082141511" text:style-name="L27">
        <text:list-item>
          <text:p text:style-name="P53">James hasn't encountered any significant issues during his shopping experiences.</text:p>
        </text:list-item>
      </text:list>
      <text:p text:style-name="P26"><text:span text:style-name="Strong_20_Emphasis">Feedback and Preferences:</text:span></text:p>
      <text:list xml:id="list204664724066488786" text:style-name="L28">
        <text:list-item>
          <text:p text:style-name="P24">He highly values the presence of augmented testing features, which significantly impacts his choice of products.</text:p>
        </text:list-item>
        <text:list-item>
          <text:p text:style-name="P54">James feels that the website could improve its appearance, describing it as a bit clumsy.</text:p>
        </text:list-item>
      </text:list>
      <text:p text:style-name="P26"><text:span text:style-name="Strong_20_Emphasis">Overall Summary:</text:span> James is a feature-focused shopper who prioritizes specific functionalities and capabilities in products. He appreciates websites that offer Eco-friendly packaging options and values easy navigation. The presence of augmented testing features is crucial to his shopping experience. While generally satisfied, James feels the website's appearance could be improved for a smoother experience.</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43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374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4374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937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437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937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437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937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mi V</meta:initial-creator>
    <meta:creation-date>2023-10-16T11:31:16.69</meta:creation-date>
    <meta:document-statistic meta:table-count="0" meta:image-count="0" meta:object-count="0" meta:page-count="5" meta:paragraph-count="141" meta:word-count="1124" meta:character-count="7505"/>
    <dc:date>2023-10-16T12:47:15.24</dc:date>
    <dc:creator>Sumi V</dc:creator>
    <meta:editing-duration>PT47S</meta:editing-duration>
    <meta:editing-cycles>1</meta:editing-cycles>
    <meta:generator>OpenOffice/4.1.14$Win32 OpenOffice.org_project/4114m1$Build-9811</meta:generator>
  </office:meta>
</office:document-meta>
</file>